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rsid="000447bb" officeooo:paragraph-rsid="000447bb"/>
    </style:style>
    <style:style style:name="P2" style:family="paragraph" style:parent-style-name="Standard">
      <style:text-properties officeooo:rsid="00058f96" officeooo:paragraph-rsid="00058f96"/>
    </style:style>
    <style:style style:name="P3" style:family="paragraph" style:parent-style-name="Standard">
      <style:text-properties officeooo:rsid="0006d2dd" officeooo:paragraph-rsid="0006d2dd"/>
    </style:style>
    <style:style style:name="T1" style:family="text">
      <style:text-properties officeooo:rsid="0006d2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姓名：吳明憲</text:p>
      <text:p text:style-name="P1">學號：R05921034</text:p>
      <text:p text:style-name="P1"/>
      <text:p text:style-name="P2">我的python 的版本是3.5.2</text:p>
      <text:p text:style-name="P2">那指令直接下python3 hw1.py (flag) 就可以,flag的順序影響圖片出現的順序。</text:p>
      <text:p text:style-name="P3"/>
      <text:p text:style-name="P2">那我的程式大概是先將<text:span text:style-name="T1">csv讀取之後存成hw1_data.csv，然後做parsing，再利用sys去讀flag，之後利用if else去判斷要做哪種圖片，最後微調一些圖片的格式。</text:span></text:p>
      <text:p text:style-name="P2"/>
      <text:p text:style-name="P2"/>
      <text:p text:style-name="P2"/>
      <text:p text:style-name="P2">圖片大小似乎會依照每個瀏覽器有點差異，若是圖片被遮擋到稍微拉動邊框即可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9:43:04.232854448</meta:creation-date>
    <dc:date>2017-10-09T20:08:12.568863094</dc:date>
    <meta:editing-duration>PT14M5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40" meta:character-count="210" meta:non-whitespace-character-count="205"/>
  </office:meta>
</office:document-meta>
</file>